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85bc" officeooo:paragraph-rsid="000c85bc" style:font-weight-asian="bold" style:font-weight-complex="bold"/>
    </style:style>
    <style:style style:name="P2" style:family="paragraph" style:parent-style-name="Standard" style:list-style-name="L1">
      <style:text-properties fo:font-weight="normal" officeooo:rsid="000c85bc" officeooo:paragraph-rsid="000c85bc" style:font-weight-asian="normal" style:font-weight-complex="normal"/>
    </style:style>
    <style:style style:name="P3" style:family="paragraph" style:parent-style-name="Standard" style:list-style-name="L2">
      <style:text-properties fo:font-weight="normal" officeooo:rsid="000c85bc" officeooo:paragraph-rsid="000c85bc" style:font-weight-asian="normal" style:font-weight-complex="normal"/>
    </style:style>
    <style:style style:name="P4" style:family="paragraph" style:parent-style-name="Standard" style:list-style-name="L3">
      <style:text-properties fo:font-weight="normal" officeooo:rsid="000c85bc" officeooo:paragraph-rsid="000c85bc" style:font-weight-asian="normal" style:font-weight-complex="normal"/>
    </style:style>
    <style:style style:name="P5" style:family="paragraph" style:parent-style-name="Standard" style:list-style-name="L4">
      <style:text-properties fo:font-weight="normal" officeooo:rsid="000c85bc" officeooo:paragraph-rsid="000c85bc" style:font-weight-asian="normal" style:font-weight-complex="normal"/>
    </style:style>
    <style:style style:name="P6" style:family="paragraph" style:parent-style-name="Standard" style:list-style-name="L5">
      <style:text-properties fo:font-weight="normal" officeooo:rsid="000c85bc" officeooo:paragraph-rsid="000c85bc" style:font-weight-asian="normal" style:font-weight-complex="normal"/>
    </style:style>
    <style:style style:name="P7" style:family="paragraph" style:parent-style-name="Standard" style:list-style-name="L6">
      <style:text-properties fo:font-weight="normal" officeooo:rsid="000c85bc" officeooo:paragraph-rsid="000c85bc" style:font-weight-asian="normal" style:font-weight-complex="normal"/>
    </style:style>
    <style:style style:name="P8" style:family="paragraph" style:parent-style-name="Standard">
      <style:text-properties fo:font-weight="normal" officeooo:rsid="000c85bc" officeooo:paragraph-rsid="000c85bc" style:font-weight-asian="normal" style:font-weight-complex="normal"/>
    </style:style>
    <style:style style:name="P9" style:family="paragraph" style:parent-style-name="Standard" style:list-style-name="L4">
      <style:text-properties fo:color="#c9211e" loext:opacity="100%" fo:font-weight="normal" officeooo:rsid="000c85bc" officeooo:paragraph-rsid="000c85bc" style:font-weight-asian="normal" style:font-weight-complex="normal"/>
    </style:style>
    <style:style style:name="P10" style:family="paragraph" style:parent-style-name="Standard" style:list-style-name="L6">
      <style:text-properties officeooo:paragraph-rsid="000c85bc"/>
    </style:style>
    <style:style style:name="P11" style:family="paragraph" style:parent-style-name="Standard">
      <style:text-properties officeooo:paragraph-rsid="000c85bc"/>
    </style:style>
    <style:style style:name="T1" style:family="text">
      <style:text-properties officeooo:rsid="000c85bc"/>
    </style:style>
    <style:style style:name="T2" style:family="text">
      <style:text-properties fo:font-weight="normal" officeooo:rsid="000c85bc" style:font-weight-asian="normal" style:font-weight-complex="normal"/>
    </style:style>
    <style:style style:name="T3" style:family="text">
      <style:text-properties fo:font-weight="normal" officeooo:rsid="000cbc0b" style:font-weight-asian="normal" style:font-weight-complex="normal"/>
    </style:style>
    <style:style style:name="T4" style:family="text">
      <style:text-properties fo:font-weight="bold" officeooo:rsid="000c85bc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dastro de Pessoas:</text:p>
      <text:list xml:id="list4210583862" text:style-name="L1">
        <text:list-item>
          <text:p text:style-name="P2">Campos obrigatórios: Nome, Sobrenome, Gênero</text:p>
        </text:list-item>
        <text:list-item>
          <text:p text:style-name="P2">Caso se insira novamente uma pessoa com um nome e sobrenome já cadastrados, o WS realiza uma atualização dos demais campos.</text:p>
        </text:list-item>
      </text:list>
      <text:p text:style-name="P1"/>
      <text:p text:style-name="P1">Consulta de Pessoas:</text:p>
      <text:list xml:id="list2151632653" text:style-name="L2">
        <text:list-item>
          <text:p text:style-name="P3">Campos Obrigatórios: Nome e Sobrenome.</text:p>
        </text:list-item>
      </text:list>
      <text:p text:style-name="P1"/>
      <text:p text:style-name="P1">Cadastro de Documentos:</text:p>
      <text:list xml:id="list731221678" text:style-name="L3">
        <text:list-item>
          <text:p text:style-name="P4">Campos obrigatórios: Nome, Idioma, Data Registro, Data Digitalização, Conteúdo.</text:p>
        </text:list-item>
        <text:list-item>
          <text:p text:style-name="P4">Um mesmo documento pode ter várias versões desde que cada versão tenha idiomas distintos.</text:p>
        </text:list-item>
        <text:list-item>
          <text:p text:style-name="P4">Caso se insira um documento com o mesmo Nome e Idioma de um Documento cadastrado, o WS atualiza os demais campos.</text:p>
        </text:list-item>
      </text:list>
      <text:p text:style-name="P1"/>
      <text:p text:style-name="P1">Consulta de Documentos:</text:p>
      <text:list xml:id="list1006170562" text:style-name="L4">
        <text:list-item>
          <text:p text:style-name="P5">Campos Obrigatórios: Nome e Idioma.</text:p>
        </text:list-item>
        <text:list-item>
          <text:p text:style-name="P9">Campos Obrigatórios: Data Início e Data Fim (Ainda <text:s/>e desenvolvimento)</text:p>
        </text:list-item>
      </text:list>
      <text:p text:style-name="P1"/>
      <text:p text:style-name="P1">Cadastro <text:s/>de Linha do Tempo</text:p>
      <text:list xml:id="list1584093909" text:style-name="L5">
        <text:list-item>
          <text:p text:style-name="P6">Campos Obrigatórios: Nome e Descrição.</text:p>
        </text:list-item>
        <text:list-item>
          <text:p text:style-name="P6">Caso se insira uma linha do tempo cujo nome já esteja cadastrado, o WS realiza uma atualização da descrição.</text:p>
        </text:list-item>
      </text:list>
      <text:p text:style-name="P1"/>
      <text:p text:style-name="P1">Consulta de Linha do Tempo:</text:p>
      <text:list xml:id="list250354809" text:style-name="L6">
        <text:list-item>
          <text:p text:style-name="P7">Campo Obrigatório: Nenhum</text:p>
        </text:list-item>
        <text:list-item>
          <text:p text:style-name="P7">Se colocado o nome, retorna a Linha <text:s/>do Tempo específica se não colocado nada, retorna todas linhas do tempo.</text:p>
        </text:list-item>
      </text:list>
      <text:p text:style-name="P8"/>
      <text:p text:style-name="P1">Vincular Pessoa a Linha do Tempo:</text:p>
      <text:list xml:id="list220016294346971" text:continue-numbering="true" text:style-name="L6">
        <text:list-item>
          <text:p text:style-name="P10"><text:span text:style-name="T2">Campo Obrigatório: Nome da Linha do Tempo, Nome e Sobrenome da Pessoa.</text:span></text:p>
        </text:list-item>
      </text:list>
      <text:p text:style-name="P11"><text:span text:style-name="T2"/></text:p>
      <text:p text:style-name="P11"><text:span text:style-name="T4">Vincular Documento a Linha do Tempo:</text:span></text:p>
      <text:list xml:id="list220016318039759" text:continue-numbering="true" text:style-name="L6">
        <text:list-item>
          <text:p text:style-name="P10"><text:span text:style-name="T2">Campo Obrigatório: Nome da Linha do Tempo, Nome e Idioma do Documento</text:span><text:span text:style-name="T2">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2T21:49:09.360464347</meta:creation-date>
    <meta:generator>LibreOffice/7.0.1.2$Linux_X86_64 LibreOffice_project/88a63c56098013eb4038e11ebe7c8c0daab09aa8</meta:generator>
    <dc:date>2020-10-12T22:00:15.413852961</dc:date>
    <meta:editing-duration>PT11M8S</meta:editing-duration>
    <meta:editing-cycles>2</meta:editing-cycles>
    <meta:document-statistic meta:table-count="0" meta:image-count="0" meta:object-count="0" meta:page-count="1" meta:paragraph-count="22" meta:word-count="208" meta:character-count="1234" meta:non-whitespace-character-count="1059"/>
  </office:meta>
</office:document-meta>
</file>